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3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6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ad calibration data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из мануала</text:p>
          </table:table-cell>
          <table:table-cell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  <table:table-cell table:style-name="ce2" table:formula="of:=[.B3]*256+[.C3]" office:value-type="float" office:value="7922" calcext:value-type="float">
            <text:p>7922</text:p>
          </table:table-cell>
          <table:table-cell table:style-name="ce5" table:formula="of:=[.D3]" office:value-type="float" office:value="7922" calcext:value-type="float">
            <text:p>792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table:formula="of:=[.B4]*256+[.C4]" office:value-type="float" office:value="64435" calcext:value-type="float">
            <text:p>64435</text:p>
          </table:table-cell>
          <table:table-cell table:formula="of:=[.D4]-65536" office:value-type="float" office:value="-1101" calcext:value-type="float">
            <text:p>-1101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[.B5]*256+[.C5]" office:value-type="float" office:value="50719" calcext:value-type="float">
            <text:p>50719</text:p>
          </table:table-cell>
          <table:table-cell table:formula="of:=[.D5]-65536" office:value-type="float" office:value="-14817" calcext:value-type="float">
            <text:p>-14817</text:p>
          </table:table-cell>
          <table:table-cell office:value-type="float" office:value="-14383" calcext:value-type="float">
            <text:p>-14383</text:p>
          </table:table-cell>
          <table:table-cell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formula="of:=[.B6]*256+[.C6]" office:value-type="float" office:value="33624" calcext:value-type="float">
            <text:p>33624</text:p>
          </table:table-cell>
          <table:table-cell table:formula="of:=[.D6]" office:value-type="float" office:value="33624" calcext:value-type="float">
            <text:p>33624</text:p>
          </table:table-cell>
          <table:table-cell office:value-type="float" office:value="32741" calcext:value-type="float">
            <text:p>32741</text:p>
          </table:table-cell>
          <table:table-cell/>
        </table:table-row>
        <table:table-row table:style-name="ro1">
          <table:table-cell office:value-type="string" calcext:value-type="string">
            <text:p>AC5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table:formula="of:=[.B7]*256+[.C7]" office:value-type="float" office:value="24999" calcext:value-type="float">
            <text:p>24999</text:p>
          </table:table-cell>
          <table:table-cell table:formula="of:=[.D7]" office:value-type="float" office:value="24999" calcext:value-type="float">
            <text:p>24999</text:p>
          </table:table-cell>
          <table:table-cell office:value-type="float" office:value="32757" calcext:value-type="float">
            <text:p>32757</text:p>
          </table:table-cell>
          <table:table-cell/>
        </table:table-row>
        <table:table-row table:style-name="ro1">
          <table:table-cell office:value-type="string" calcext:value-type="string">
            <text:p>AC6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 table:formula="of:=[.B8]*256+[.C8]" office:value-type="float" office:value="22930" calcext:value-type="float">
            <text:p>22930</text:p>
          </table:table-cell>
          <table:table-cell table:formula="of:=[.D8]" office:value-type="float" office:value="22930" calcext:value-type="float">
            <text:p>22930</text:p>
          </table:table-cell>
          <table:table-cell office:value-type="float" office:value="23153" calcext:value-type="float">
            <text:p>23153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table:formula="of:=[.B9]*256+[.C9]" office:value-type="float" office:value="6515" calcext:value-type="float">
            <text:p>6515</text:p>
          </table:table-cell>
          <table:table-cell table:formula="of:=[.D9]" office:value-type="float" office:value="6515" calcext:value-type="float">
            <text:p>6515</text:p>
          </table:table-cell>
          <table:table-cell office:value-type="float" office:value="6190" calcext:value-type="float">
            <text:p>6190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10]*256+[.C10]" office:value-type="float" office:value="40" calcext:value-type="float">
            <text:p>40</text:p>
          </table:table-cell>
          <table:table-cell table:formula="of:=[.D10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B11]*256+[.C11]" office:value-type="float" office:value="32768" calcext:value-type="float">
            <text:p>32768</text:p>
          </table:table-cell>
          <table:table-cell table:formula="of:=[.D11]-65536" office:value-type="float" office:value="-32768" calcext:value-type="float">
            <text:p>-32768</text:p>
          </table:table-cell>
          <table:table-cell office:value-type="float" office:value="-32768" calcext:value-type="float">
            <text:p>-32768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table:formula="of:=[.B12]*256+[.C12]" office:value-type="float" office:value="53750" calcext:value-type="float">
            <text:p>53750</text:p>
          </table:table-cell>
          <table:table-cell table:formula="of:=[.D12]-65536" office:value-type="float" office:value="-11786" calcext:value-type="float">
            <text:p>-11786</text:p>
          </table:table-cell>
          <table:table-cell office:value-type="float" office:value="-8711" calcext:value-type="float">
            <text:p>-8711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13]*256+[.C13]" office:value-type="float" office:value="2820" calcext:value-type="float">
            <text:p>2820</text:p>
          </table:table-cell>
          <table:table-cell table:formula="of:=[.D13]" office:value-type="float" office:value="2820" calcext:value-type="float">
            <text:p>2820</text:p>
          </table:table-cell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ad uncompensated temperature 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table:formula="of:=[.B16]*256+[.C16]" office:value-type="float" office:value="31668" calcext:value-type="float">
            <text:p>31668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calculate true temperature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/>
          <table:table-cell table:style-name="Default"/>
          <table:table-cell table:style-name="Default" table:formula="of:=([.D16]-[.E8])*[.E7]/32768" office:value-type="float" office:value="6666.29827880859" calcext:value-type="float">
            <text:p>6666,29827880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/>
          <table:table-cell table:style-name="Default"/>
          <table:table-cell table:style-name="Default" table:formula="of:=[.E12]*2048 / ([.E28]+[.E13])" office:value-type="float" office:value="-2544.48334751619" calcext:value-type="float">
            <text:p>-2544,48334751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  <table:table-cell table:style-name="Default"/>
          <table:table-cell table:style-name="Default" table:formula="of:=[.E28]+[.E29]" office:value-type="float" office:value="4121.8149312924" calcext:value-type="float">
            <text:p>4121,8149312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style-name="Default"/>
          <table:table-cell table:style-name="Default" table:formula="of:=([.E30]+8)/16" office:value-type="float" office:value="258.113433205775" calcext:value-type="float">
            <text:p>258,1134332057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8:31:29.30744484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1:54:34.549087265</meta:creation-date>
    <dc:date>2024-04-27T21:30:41.829708796</dc:date>
    <meta:editing-duration>PT7H13M50S</meta:editing-duration>
    <meta:editing-cycles>38</meta:editing-cycles>
    <meta:generator>LibreOffice/24.2.2.2$Linux_X86_64 LibreOffice_project/427a8baee0312a7693737440f205d2e411d50bad</meta:generator>
    <meta:document-statistic meta:table-count="1" meta:cell-count="82" meta:object-count="0"/>
  </office:meta>
</office:document-meta>
</file>